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text-shadow="0in 0.0277in 0.0416in #6E747A" fo:color="#000000" fo:font-size="20pt" style:font-size-asian="20pt" style:font-size-complex="20pt"/>
    </style:style>
    <style:style style:name="P2" style:parent-style-name="Standaard" style:family="paragraph">
      <style:text-properties fo:text-shadow="0in 0.0277in 0.0416in #6E747A" fo:color="#000000" fo:font-size="14pt" style:font-size-asian="14pt" style:font-size-complex="14pt"/>
    </style:style>
    <style:style style:name="P3" style:parent-style-name="Standaard" style:family="paragraph">
      <style:text-properties fo:text-shadow="0in 0.0277in 0.0416in #6E747A" fo:color="#000000" fo:font-size="14pt" style:font-size-asian="14pt" style:font-size-complex="14pt"/>
    </style:style>
    <style:style style:name="P4" style:parent-style-name="Standaard" style:family="paragraph">
      <style:text-properties fo:text-shadow="0.0145in 0.0145in 0.0416in #000000" fo:color="#000000" fo:font-size="20pt" style:font-size-asian="20pt" style:font-size-complex="20pt"/>
    </style:style>
    <style:style style:name="P5" style:parent-style-name="Standaard" style:family="paragraph">
      <style:text-properties fo:text-shadow="0in 0.0277in 0.0416in #6E747A" fo:color="#000000" fo:font-size="14pt" style:font-size-asian="14pt" style:font-size-complex="14pt"/>
    </style:style>
    <style:style style:name="P6" style:parent-style-name="Standaard" style:family="paragraph">
      <style:text-properties fo:text-shadow="0in 0.0277in 0.0416in #6E747A" fo:color="#000000" fo:font-size="14pt" style:font-size-asian="14pt" style:font-size-complex="14pt"/>
    </style:style>
    <style:style style:name="P7" style:parent-style-name="Standaard" style:family="paragraph">
      <style:text-properties fo:text-shadow="0.0145in 0.0145in 0.0416in #000000" fo:color="#000000" fo:font-size="20pt" style:font-size-asian="20pt" style:font-size-complex="20pt"/>
    </style:style>
    <style:style style:name="P8" style:parent-style-name="Standaard" style:family="paragraph">
      <style:text-properties fo:text-shadow="0.0145in 0.0145in 0.0416in #000000" fo:color="#000000" fo:font-size="14pt" style:font-size-asian="14pt" style:font-size-complex="14pt"/>
    </style:style>
    <style:style style:name="P9" style:parent-style-name="Standaard" style:family="paragraph">
      <style:text-properties fo:text-shadow="0in 0.0277in 0.0416in #6E747A" fo:color="#000000" fo:font-size="20pt" style:font-size-asian="20pt" style:font-size-complex="20pt"/>
    </style:style>
  </office:automatic-styles>
  <office:body>
    <office:text text:use-soft-page-breaks="true">
      <text:p text:style-name="P1">Voor het vertrek:</text:p>
      <text:p text:style-name="P2">Je bent thuis<text:s/>in Syrië<text:s/>met vrienden een voetbal wedstrijd te kijken tot dat jullie op TV zien dat er een nieuwe dictator is,<text:s/>eerste paar weken ging alles nog goed. Daarna waren een hoop mensen niet meer blij en gingen staken, de dictator was daar niet blij mij en laat dat ook zien door de mensen die staken te doden.<text:s/>Jij en je vrienden zijn van plan om te vluchten naar een ander land in<text:s/>Europa.</text:p>
      <text:p text:style-name="P3"/>
      <text:p text:style-name="P4">Tijdens het vertrek:</text:p>
      <text:p text:style-name="P5">Je bent met de auto onderweg naar libanon, jullie hebben je paspoort mee waardoor je veilig het land binnenkomt.<text:s/>Je gaat met het vliegtuig naar Nederland.</text:p>
      <text:p text:style-name="P6"/>
      <text:p text:style-name="P7">Na het vertrek:</text:p>
      <text:p text:style-name="P8">Je krijgt een asiel in Nederland, waardoor je daar kan blijven wonen. Je zoekt dan naar een baan, uiteindelijk ben je aangenomen als software developer omdat je dat in Syrië ook was. Je hebt nu een mooi groot huis waar jij en je vrienden voetbal aan het kijken zijn.</text:p>
      <text:p text:style-name="P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ilal</meta:initial-creator>
    <dc:creator>Bilal el Koudadi</dc:creator>
    <meta:creation-date>2021-11-03T11:11:00Z</meta:creation-date>
    <dc:date>2021-11-03T11:11:00Z</dc:date>
    <meta:template xlink:href="Normal" xlink:type="simple"/>
    <meta:editing-cycles>2</meta:editing-cycles>
    <meta:editing-duration>PT0S</meta:editing-duration>
    <meta:document-statistic meta:page-count="1" meta:paragraph-count="1" meta:word-count="134" meta:character-count="876" meta:row-count="6" meta:non-whitespace-character-count="743"/>
  </office:meta>
</office:document-meta>
</file>